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fd7f6" officeooo:paragraph-rsid="000fd7f6"/>
    </style:style>
    <style:style style:name="P2" style:family="paragraph" style:parent-style-name="Table_20_Contents">
      <style:paragraph-properties fo:text-align="center" style:justify-single-word="false"/>
      <style:text-properties officeooo:rsid="000fd7f6" officeooo:paragraph-rsid="000fd7f6"/>
    </style:style>
    <style:style style:name="P3" style:family="paragraph" style:parent-style-name="Table_20_Contents">
      <style:text-properties officeooo:rsid="000fd7f6" officeooo:paragraph-rsid="000fd7f6"/>
    </style:style>
    <style:style style:name="P4" style:family="paragraph" style:parent-style-name="Standard" style:list-style-name="L1">
      <style:text-properties officeooo:rsid="00124e71" officeooo:paragraph-rsid="00124e71"/>
    </style:style>
    <style:style style:name="P5" style:family="paragraph" style:parent-style-name="Standard" style:list-style-name="L1">
      <style:text-properties officeooo:rsid="00124e71" officeooo:paragraph-rsid="0013ff28"/>
    </style:style>
    <style:style style:name="P6" style:family="paragraph" style:parent-style-name="Standard" style:list-style-name="L1">
      <style:text-properties officeooo:rsid="0015dbe0" officeooo:paragraph-rsid="00124e71"/>
    </style:style>
    <style:style style:name="P7" style:family="paragraph" style:parent-style-name="Standard" style:list-style-name="L1">
      <style:text-properties officeooo:rsid="0015dbe0" officeooo:paragraph-rsid="0013ff28"/>
    </style:style>
    <style:style style:name="P8" style:family="paragraph" style:parent-style-name="Standard" style:list-style-name="L1">
      <style:text-properties officeooo:rsid="0013ff28" officeooo:paragraph-rsid="0013ff28"/>
    </style:style>
    <style:style style:name="P9" style:family="paragraph" style:parent-style-name="Standard" style:list-style-name="L1">
      <style:text-properties officeooo:rsid="0016c69a" officeooo:paragraph-rsid="0016c69a"/>
    </style:style>
    <style:style style:name="P10" style:family="paragraph" style:parent-style-name="Standard" style:list-style-name="L1">
      <style:text-properties officeooo:rsid="0018b681" officeooo:paragraph-rsid="0018b681"/>
    </style:style>
    <style:style style:name="T1" style:family="text">
      <style:text-properties officeooo:rsid="0011f184"/>
    </style:style>
    <style:style style:name="T2" style:family="text">
      <style:text-properties officeooo:rsid="00158be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">Consultas simples, agregados y múltiples tablas</text:p>
          </table:table-cell>
          <table:covered-table-cell/>
        </table:table-row>
        <table:table-row>
          <table:table-cell table:style-name="Tabla1.A2" office:value-type="string">
            <text:p text:style-name="P3">Nombre:</text:p>
          </table:table-cell>
          <table:table-cell table:style-name="Tabla1.B2" office:value-type="string">
            <text:p text:style-name="P3">Apellidos:</text:p>
          </table:table-cell>
        </table:table-row>
      </table:table>
      <text:p text:style-name="Standard"/>
      <text:list xml:id="list7809082129079383195" text:style-name="L1">
        <text:list-item>
          <text:p text:style-name="P8">Nombre y teléfono de todos los afiliados que sean hombres.</text:p>
        </text:list-item>
        <text:list-item>
          <text:p text:style-name="P8">Peso y talla de todos los peces que se han pescado por libre antes de las 10:00 de la mañana, con talla inferior o igual a 45.</text:p>
        </text:list-item>
        <text:list-item>
          <text:p text:style-name="P8">Nombre de los eventos celebrados durante el mes de marzo.</text:p>
        </text:list-item>
        <text:list-item>
          <text:p text:style-name="P8">Lugares del cauce “Rio Genil” que no contengan la palabra “muerte” en mayúsculas o minúsculas.</text:p>
        </text:list-item>
        <text:list-item>
          <text:p text:style-name="P4">Obtener los nombres y apellidos de los afiliados que tienen la licencia de pesca que comienzan con una A o con una D.</text:p>
        </text:list-item>
        <text:list-item>
          <text:p text:style-name="P7">Obtén un listado de todos los concursos en los que no se pesca la especie 'Black-Bass' y que la talla mínima del pez sea mayor que 15. El listado estará ordenado por nombre de evento y nombre de pez.</text:p>
        </text:list-item>
        <text:list-item>
          <text:p text:style-name="P5">Obtén los cauces y en qué lugar de ellos se pueden encontrar tencas (tipo de pez), indicando la comunidad a la que pertenece dicho lugar.</text:p>
        </text:list-item>
        <text:list-item>
          <text:p text:style-name="P5">Obtén los cauces y en qué lugar de ellos se pueden encontrar tencas (tipo de pez), indicando la comunidad a la que pertenece dicho lugar.</text:p>
        </text:list-item>
        <text:list-item>
          <text:p text:style-name="P5">Obtén la ficha, nombre, apellidos, posición y trofeo de todos los participantes del evento 'Super Barbo' clasificados entre los tres primeros.</text:p>
        </text:list-item>
        <text:list-item>
          <text:p text:style-name="P7">Indica todos los eventos en los que participó el afiliado 3796 en 1995 que no consiguió trofeo, ordenados descendentemente por fecha.</text:p>
        </text:list-item>
        <text:list-item>
          <text:p text:style-name="P8">Mostrar el número de peces distintos que se han capturado fuera de concurso.</text:p>
        </text:list-item>
        <text:list-item>
          <text:p text:style-name="P8">Mostrar el nombre de los cauces que tengan más de un lugar.</text:p>
        </text:list-item>
        <text:list-item>
          <text:p text:style-name="P8">Mostrar los peces capturados en concursos que superen <text:span text:style-name="T2">la media de peso.</text:span></text:p>
        </text:list-item>
        <text:list-item>
          <text:p text:style-name="P4">Obtener el número de capturas totales que se ha realizado en cada comunidad dentro de las competiciones. Debe aparecer la comunidad y el número de capturas ordenados por orden alfabético.</text:p>
        </text:list-item>
        <text:list-item>
          <text:p text:style-name="P9">Obtener el nombre de los afiliados que hayan pescado algún pez en más de dos lugares distintos en un evento.</text:p>
        </text:list-item>
        <text:list-item>
          <text:p text:style-name="P10">Obtener el nombre de los afiliados que hayan pescado más de dos tipos distintos de pez fuera de concurso.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d7f6" officeooo:paragraph-rsid="000fd7f6"/>
    </style:style>
    <style:style style:name="MT1" style:family="text">
      <style:text-properties officeooo:rsid="0011f1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.F.G.S. Administración de Sistemas Informáticos en Red<text:tab/>I.E.S. Jacarandá</text:p>
        <text:p text:style-name="MP1">Gestión de Bases de Datos<text:tab/><text:tab/>viernes, 1<text:span text:style-name="MT1">1</text:span> de <text:span text:style-name="MT1">marz</text:span>o de 201<text:span text:style-name="MT1">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quín Viana</meta:initial-creator>
    <meta:creation-date>2016-02-12T08:25:02.793564023</meta:creation-date>
    <dc:date>2016-03-11T12:11:14.000906076</dc:date>
    <dc:creator>Joaquín Viana</dc:creator>
    <meta:editing-duration>PT44M12S</meta:editing-duration>
    <meta:editing-cycles>4</meta:editing-cycles>
    <meta:generator>LibreOffice/5.0.3.2$Linux_X86_64 LibreOffice_project/00m0$Build-2</meta:generator>
    <meta:document-statistic meta:table-count="1" meta:image-count="0" meta:object-count="0" meta:page-count="1" meta:paragraph-count="21" meta:word-count="366" meta:character-count="2036" meta:non-whitespace-character-count="1706"/>
  </office:meta>
</office:document-meta>
</file>